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gradient" draw:fill-gradient-name="Gradient_20_1"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stroke-dash="Ultrafine_20_Dashed" svg:stroke-width="0.076cm" draw:marker-start-width="0.406cm" draw:marker-end-width="0.406cm" draw:fill="none" draw:textarea-horizontal-align="justify" draw:textarea-vertical-align="middle" draw:auto-grow-height="false" fo:padding-top="0.163cm" fo:padding-bottom="0.163cm" fo:padding-left="0.288cm" fo:padding-right="0.288cm"/>
    </style:style>
    <style:style style:name="gr3" style:family="graphic" style:parent-style-name="standard">
      <style:graphic-properties draw:stroke="dash" draw:stroke-dash="Ultrafine_20_Dashed" svg:stroke-width="0.076cm" draw:marker-start-width="0.406cm" draw:marker-end-width="0.406cm" draw:textarea-horizontal-align="center" draw:textarea-vertical-align="middle" fo:padding-top="0.163cm" fo:padding-bottom="0.163cm" fo:padding-left="0.288cm" fo:padding-right="0.288cm"/>
    </style:style>
    <style:style style:name="gr4" style:family="graphic" style:parent-style-name="standard">
      <style:graphic-properties draw:textarea-vertical-align="middle" draw:auto-grow-height="false" fo:min-height="0.749cm" fo:min-width="0.49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width="0.051cm" draw:marker-start="Arrow_20_concave" draw:marker-start-width="0.254cm" draw:marker-end-width="0.381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textarea-vertical-align="middle" draw:auto-grow-height="false" fo:min-height="0cm" fo:min-width="0cm"/>
    </style:style>
    <style:style style:name="gr8" style:family="graphic" style:parent-style-name="standard">
      <style:graphic-properties svg:stroke-width="0.127cm" draw:marker-start-width="0.483cm" draw:marker-end="Arrow" draw:marker-end-width="0.483cm" draw:textarea-horizontal-align="center" draw:textarea-vertical-align="middle" fo:padding-top="0.188cm" fo:padding-bottom="0.188cm" fo:padding-left="0.313cm" fo:padding-right="0.313cm"/>
    </style:style>
    <style:style style:name="gr9" style:family="graphic" style:parent-style-name="standard">
      <style:graphic-properties draw:fill-color="#000000" draw:textarea-vertical-align="middle" draw:auto-grow-height="false" fo:min-height="0.749cm" fo:min-width="0.499cm"/>
    </style:style>
    <style:style style:name="gr10" style:family="graphic" style:parent-style-name="standard">
      <style:graphic-properties svg:stroke-width="0.051cm" draw:marker-start="" draw:marker-start-width="0.254cm" draw:marker-end-width="0.381cm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svg:stroke-color="#00ff00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12pt"/>
    </style:style>
    <style:style style:name="P4" style:family="paragraph">
      <style:text-properties fo:font-size="10pt"/>
    </style:style>
    <style:style style:name="P5" style:family="paragraph">
      <style:paragraph-properties fo:margin-left="0cm" fo:margin-right="0cm" fo:text-indent="0cm"/>
      <style:text-properties fo:font-size="16pt"/>
    </style:style>
    <style:style style:name="P6" style:family="paragraph">
      <style:text-properties fo:font-size="16pt"/>
    </style:style>
    <style:style style:name="T1" style:family="text">
      <style:text-properties fo:font-size="12pt"/>
    </style:style>
    <style:style style:name="T2" style:family="text">
      <style:text-properties style:text-position="-33% 58%" fo:font-size="12pt"/>
    </style:style>
    <style:style style:name="T3" style:family="text">
      <style:text-properties fo:font-size="10pt" fo:font-style="italic"/>
    </style:style>
    <style:style style:name="T4" style:family="text">
      <style:text-properties style:text-position="-33% 58%" fo:font-size="10pt"/>
    </style:style>
    <style:style style:name="T5" style:family="text">
      <style:text-properties fo:font-size="10pt"/>
    </style:style>
    <style:style style:name="T6" style:family="text">
      <style:text-properties fo:font-size="16pt" fo:font-style="italic"/>
    </style:style>
    <style:style style:name="T7" style:family="text">
      <style:text-properties style:text-position="-33% 58%" fo:font-size="16pt"/>
    </style:style>
    <style:style style:name="T8" style:family="text">
      <style:text-properties style:text-position="0% 100%" fo:font-family="Symbol" fo:font-size="10pt" fo:font-style="italic"/>
    </style:style>
    <style:style style:name="T9" style:family="text">
      <style:text-properties style:text-position="-33% 58%" fo:font-family="Arial" style:font-family-generic="swiss" style:font-pitch="variable" fo:font-size="10pt" fo:font-style="italic"/>
    </style:style>
    <style:style style:name="T10" style:family="text">
      <style:text-properties style:text-position="0% 100%" fo:font-family="Symbol" fo:font-size="16pt" fo:font-style="italic"/>
    </style:style>
    <style:style style:name="T11" style:family="text">
      <style:text-properties style:text-position="-33% 58%" fo:font-family="Arial" style:font-family-generic="swiss" style:font-pitch="variable" fo:font-size="16pt" fo:font-style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1.27cm" svg:x="9.335cm" svg:y="2.27cm">
          <text:p text:style-name="P2"/>
          <draw:enhanced-geometry svg:viewBox="0 0 21600 21600" draw:extrusion="true" draw:extrusion-depth="0.0762cm 0" draw:extrusion-rotation-angle="95 0" draw:type="rectangle" draw:enhanced-path="M 0 0 L 21600 0 21600 21600 0 21600 0 0 Z N"/>
        </draw:custom-shape>
        <draw:custom-shape draw:style-name="gr2" draw:text-style-name="P1" draw:layer="layout" svg:width="2.54cm" svg:height="2.54cm" svg:x="0.935cm" svg:y="1.97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2.54cm" svg:x="2.035cm" svg:y="0.87cm">
          <text:p text:style-name="P2"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0.935cm" svg:y1="1.97cm" svg:x2="2.035cm" svg:y2="0.87cm">
          <text:p text:style-name="P2"/>
        </draw:line>
        <draw:line draw:style-name="gr3" draw:text-style-name="P1" draw:layer="layout" svg:x1="3.459cm" svg:y1="1.97cm" svg:x2="4.559cm" svg:y2="0.946cm">
          <text:p text:style-name="P2"/>
        </draw:line>
        <draw:line draw:style-name="gr3" draw:text-style-name="P1" draw:layer="layout" svg:x1="3.471cm" svg:y1="4.522cm" svg:x2="4.571cm" svg:y2="3.422cm">
          <text:p text:style-name="P2"/>
        </draw:line>
        <draw:line draw:style-name="gr3" draw:text-style-name="P1" draw:layer="layout" svg:x1="0.935cm" svg:y1="4.458cm" svg:x2="2.035cm" svg:y2="3.358cm">
          <text:p text:style-name="P2"/>
        </draw:line>
        <draw:custom-shape draw:style-name="gr4" draw:text-style-name="P1" draw:layer="layout" svg:width="0.261cm" svg:height="0.261cm" svg:x="3.306cm" svg:y="1.851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1" draw:layer="layout" svg:width="0.261cm" svg:height="0.261cm" svg:x="0.771cm" svg:y="4.316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1" draw:layer="layout" svg:width="0.261cm" svg:height="0.261cm" svg:x="1.883cm" svg:y="0.716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1" draw:layer="layout" svg:width="0.261cm" svg:height="0.261cm" svg:x="4.383cm" svg:y="3.268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5" draw:text-style-name="P3" draw:layer="layout" svg:width="0.938cm" svg:height="0.826cm" svg:x="1.405cm" svg:y="0.022cm">
          <draw:text-box>
            <text:p text:style-name="P2"><text:span text:style-name="T1">H</text:span><text:span text:style-name="T2">1</text:span></text:p>
          </draw:text-box>
        </draw:frame>
        <draw:frame draw:style-name="gr5" draw:text-style-name="P3" draw:layer="layout" svg:width="0.938cm" svg:height="0.826cm" svg:x="3.406cm" svg:y="1.823cm">
          <draw:text-box>
            <text:p text:style-name="P2"><text:span text:style-name="T1">H</text:span><text:span text:style-name="T2">2</text:span></text:p>
          </draw:text-box>
        </draw:frame>
        <draw:frame draw:style-name="gr5" draw:text-style-name="P3" draw:layer="layout" svg:width="0.938cm" svg:height="0.826cm" svg:x="0.106cm" svg:y="4.123cm">
          <draw:text-box>
            <text:p text:style-name="P2"><text:span text:style-name="T1">H</text:span><text:span text:style-name="T2">3</text:span></text:p>
          </draw:text-box>
        </draw:frame>
        <draw:frame draw:style-name="gr5" draw:text-style-name="P3" draw:layer="layout" svg:width="0.938cm" svg:height="0.826cm" svg:x="4.506cm" svg:y="3.023cm">
          <draw:text-box>
            <text:p text:style-name="P2"><text:span text:style-name="T1">H</text:span><text:span text:style-name="T2">4</text:span></text:p>
          </draw:text-box>
        </draw:frame>
        <draw:frame draw:style-name="gr5" draw:text-style-name="P3" draw:layer="layout" svg:width="0.803cm" svg:height="0.725cm" svg:x="2.073cm" svg:y="2.515cm">
          <draw:text-box>
            <text:p text:style-name="P2"><text:span text:style-name="T1">C</text:span></text:p>
          </draw:text-box>
        </draw:frame>
        <draw:line draw:style-name="gr6" draw:text-style-name="P1" draw:layer="layout" svg:x1="2.804cm" svg:y1="1.27cm" svg:x2="2.804cm" svg:y2="3.81cm">
          <text:p text:style-name="P2"/>
        </draw:line>
        <draw:custom-shape draw:style-name="gr7" draw:text-style-name="P1" draw:layer="layout" svg:width="0.43cm" svg:height="0.492cm" svg:x="2.65cm" svg:y="3.49cm">
          <text:p text:style-name="P2"/>
          <draw:enhanced-geometry svg:viewBox="0 0 21600 21600" draw:text-areas="0 0 21600 21600" draw:mirror-vertical="true" draw:extrusion="true" draw:extrusion-depth="0.0508cm 0" draw:extrusion-rotation-angle="65 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" draw:text-style-name="P4" draw:layer="layout" svg:width="1.573cm" svg:height="0.729cm" svg:x="2.01cm" svg:y="3.815cm">
          <draw:text-box>
            <text:p text:style-name="P2"><text:span text:style-name="T3">C</text:span><text:span text:style-name="T4">4</text:span><text:span text:style-name="T5"> axis</text:span></text:p>
          </draw:text-box>
        </draw:frame>
        <draw:line draw:style-name="gr8" draw:text-style-name="P1" draw:layer="layout" svg:x1="5.415cm" svg:y1="2.74cm" svg:x2="7.32cm" svg:y2="2.74cm">
          <text:p text:style-name="P2"/>
        </draw:line>
        <draw:frame draw:style-name="gr5" draw:text-style-name="P6" draw:layer="layout" svg:width="1.09cm" svg:height="1.014cm" svg:x="5.615cm" svg:y="1.699cm">
          <draw:text-box>
            <text:p text:style-name="P5"><text:span text:style-name="T6">C</text:span><text:span text:style-name="T7">4</text:span></text:p>
          </draw:text-box>
        </draw:frame>
        <draw:custom-shape draw:style-name="gr2" draw:text-style-name="P1" draw:layer="layout" svg:width="2.54cm" svg:height="2.54cm" svg:x="8.036cm" svg:y="1.971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2.54cm" svg:x="9.136cm" svg:y="0.871cm">
          <text:p text:style-name="P2"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8.036cm" svg:y1="1.971cm" svg:x2="9.136cm" svg:y2="0.871cm">
          <text:p text:style-name="P2"/>
        </draw:line>
        <draw:line draw:style-name="gr3" draw:text-style-name="P1" draw:layer="layout" svg:x1="10.56cm" svg:y1="1.971cm" svg:x2="11.66cm" svg:y2="0.947cm">
          <text:p text:style-name="P2"/>
        </draw:line>
        <draw:line draw:style-name="gr3" draw:text-style-name="P1" draw:layer="layout" svg:x1="10.572cm" svg:y1="4.523cm" svg:x2="11.672cm" svg:y2="3.423cm">
          <text:p text:style-name="P2"/>
        </draw:line>
        <draw:line draw:style-name="gr3" draw:text-style-name="P1" draw:layer="layout" svg:x1="8.036cm" svg:y1="4.459cm" svg:x2="9.136cm" svg:y2="3.359cm">
          <text:p text:style-name="P2"/>
        </draw:line>
        <draw:custom-shape draw:style-name="gr4" draw:text-style-name="P1" draw:layer="layout" svg:width="0.261cm" svg:height="0.261cm" svg:x="11.507cm" svg:y="0.752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1" draw:layer="layout" svg:width="0.261cm" svg:height="0.261cm" svg:x="10.442cm" svg:y="4.317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1" draw:layer="layout" svg:width="0.261cm" svg:height="0.261cm" svg:x="7.899cm" svg:y="1.817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1" draw:layer="layout" svg:width="0.261cm" svg:height="0.261cm" svg:x="8.984cm" svg:y="3.254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9" draw:text-style-name="P1" draw:layer="layout" svg:width="0.261cm" svg:height="0.261cm" svg:x="9.773cm" svg:y="2.718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5" draw:text-style-name="P3" draw:layer="layout" svg:width="0.938cm" svg:height="0.826cm" svg:x="7.121cm" svg:y="1.323cm">
          <draw:text-box>
            <text:p text:style-name="P2"><text:span text:style-name="T1">H</text:span><text:span text:style-name="T2">1</text:span></text:p>
          </draw:text-box>
        </draw:frame>
        <draw:frame draw:style-name="gr5" draw:text-style-name="P3" draw:layer="layout" svg:width="0.938cm" svg:height="0.826cm" svg:x="11.607cm" svg:y="0.424cm">
          <draw:text-box>
            <text:p text:style-name="P2"><text:span text:style-name="T1">H</text:span><text:span text:style-name="T2">2</text:span></text:p>
          </draw:text-box>
        </draw:frame>
        <draw:frame draw:style-name="gr5" draw:text-style-name="P3" draw:layer="layout" svg:width="0.938cm" svg:height="0.826cm" svg:x="10.477cm" svg:y="4.324cm">
          <draw:text-box>
            <text:p text:style-name="P2"><text:span text:style-name="T1">H</text:span><text:span text:style-name="T2">3</text:span></text:p>
          </draw:text-box>
        </draw:frame>
        <draw:frame draw:style-name="gr5" draw:text-style-name="P3" draw:layer="layout" svg:width="0.938cm" svg:height="0.826cm" svg:x="8.307cm" svg:y="2.709cm">
          <draw:text-box>
            <text:p text:style-name="P2"><text:span text:style-name="T1">H</text:span><text:span text:style-name="T2">4</text:span></text:p>
          </draw:text-box>
        </draw:frame>
        <draw:line draw:style-name="gr6" draw:text-style-name="P1" draw:layer="layout" svg:x1="9.905cm" svg:y1="1.271cm" svg:x2="9.905cm" svg:y2="2.979cm">
          <text:p text:style-name="P2"/>
        </draw:line>
        <draw:line draw:style-name="gr10" draw:text-style-name="P1" draw:layer="layout" svg:x1="9.89cm" svg:y1="3.158cm" svg:x2="9.89cm" svg:y2="3.698cm">
          <text:p text:style-name="P2"/>
        </draw:line>
        <draw:frame draw:style-name="gr5" draw:text-style-name="P4" draw:layer="layout" svg:width="1.76cm" svg:height="0.767cm" svg:x="9.911cm" svg:y="2.116cm">
          <draw:text-box>
            <text:p text:style-name="P2"><text:span text:style-name="T8">s</text:span><text:span text:style-name="T9">h</text:span><text:span text:style-name="T5"> plane</text:span></text:p>
          </draw:text-box>
        </draw:frame>
        <draw:line draw:style-name="gr8" draw:text-style-name="P1" draw:layer="layout" svg:x1="12.416cm" svg:y1="2.741cm" svg:x2="14.321cm" svg:y2="2.741cm">
          <text:p text:style-name="P2"/>
        </draw:line>
        <draw:frame draw:style-name="gr5" draw:text-style-name="P6" draw:layer="layout" svg:width="1.023cm" svg:height="1.078cm" svg:x="12.616cm" svg:y="1.7cm">
          <draw:text-box>
            <text:p text:style-name="P5"><text:span text:style-name="T10">s</text:span><text:span text:style-name="T11">h</text:span></text:p>
          </draw:text-box>
        </draw:frame>
        <draw:custom-shape draw:style-name="gr2" draw:text-style-name="P1" draw:layer="layout" svg:width="2.54cm" svg:height="2.54cm" svg:x="15.136cm" svg:y="1.971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2.54cm" svg:x="16.236cm" svg:y="0.871cm">
          <text:p text:style-name="P2"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5.136cm" svg:y1="1.971cm" svg:x2="16.236cm" svg:y2="0.871cm">
          <text:p text:style-name="P2"/>
        </draw:line>
        <draw:line draw:style-name="gr3" draw:text-style-name="P1" draw:layer="layout" svg:x1="17.66cm" svg:y1="1.971cm" svg:x2="18.76cm" svg:y2="0.947cm">
          <text:p text:style-name="P2"/>
        </draw:line>
        <draw:line draw:style-name="gr3" draw:text-style-name="P1" draw:layer="layout" svg:x1="17.672cm" svg:y1="4.523cm" svg:x2="18.772cm" svg:y2="3.423cm">
          <text:p text:style-name="P2"/>
        </draw:line>
        <draw:line draw:style-name="gr3" draw:text-style-name="P1" draw:layer="layout" svg:x1="15.136cm" svg:y1="4.459cm" svg:x2="16.236cm" svg:y2="3.359cm">
          <text:p text:style-name="P2"/>
        </draw:line>
        <draw:custom-shape draw:style-name="gr4" draw:text-style-name="P1" draw:layer="layout" svg:width="0.261cm" svg:height="0.261cm" svg:x="18.607cm" svg:y="3.252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1" draw:layer="layout" svg:width="0.261cm" svg:height="0.261cm" svg:x="17.542cm" svg:y="1.817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1" draw:layer="layout" svg:width="0.261cm" svg:height="0.261cm" svg:x="14.999cm" svg:y="4.332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1" draw:layer="layout" svg:width="0.261cm" svg:height="0.261cm" svg:x="16.084cm" svg:y="0.754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5" draw:text-style-name="P3" draw:layer="layout" svg:width="0.938cm" svg:height="0.826cm" svg:x="14.221cm" svg:y="3.838cm">
          <draw:text-box>
            <text:p text:style-name="P2"><text:span text:style-name="T1">H</text:span><text:span text:style-name="T2">1</text:span></text:p>
          </draw:text-box>
        </draw:frame>
        <draw:frame draw:style-name="gr5" draw:text-style-name="P3" draw:layer="layout" svg:width="0.938cm" svg:height="0.826cm" svg:x="18.707cm" svg:y="2.924cm">
          <draw:text-box>
            <text:p text:style-name="P2"><text:span text:style-name="T1">H</text:span><text:span text:style-name="T2">2</text:span></text:p>
          </draw:text-box>
        </draw:frame>
        <draw:frame draw:style-name="gr5" draw:text-style-name="P3" draw:layer="layout" svg:width="0.938cm" svg:height="0.826cm" svg:x="17.577cm" svg:y="1.824cm">
          <draw:text-box>
            <text:p text:style-name="P2"><text:span text:style-name="T1">H</text:span><text:span text:style-name="T2">3</text:span></text:p>
          </draw:text-box>
        </draw:frame>
        <draw:frame draw:style-name="gr5" draw:text-style-name="P3" draw:layer="layout" svg:width="0.938cm" svg:height="0.826cm" svg:x="15.407cm" svg:y="0.209cm">
          <draw:text-box>
            <text:p text:style-name="P2"><text:span text:style-name="T1">H</text:span><text:span text:style-name="T2">4</text:span></text:p>
          </draw:text-box>
        </draw:frame>
        <draw:line draw:style-name="gr11" draw:text-style-name="P1" draw:layer="layout" svg:x1="0.935cm" svg:y1="4.445cm" svg:x2="2.804cm" svg:y2="2.841cm">
          <text:p text:style-name="P2"/>
        </draw:line>
        <draw:line draw:style-name="gr11" draw:text-style-name="P1" draw:layer="layout" svg:x1="2.804cm" svg:y1="2.841cm" svg:x2="2.005cm" svg:y2="0.841cm">
          <text:p text:style-name="P2"/>
        </draw:line>
        <draw:line draw:style-name="gr11" draw:text-style-name="P1" draw:layer="layout" svg:x1="2.804cm" svg:y1="2.841cm" svg:x2="4.505cm" svg:y2="3.381cm">
          <text:p text:style-name="P2"/>
        </draw:line>
        <draw:line draw:style-name="gr11" draw:text-style-name="P1" draw:layer="layout" svg:x1="2.804cm" svg:y1="2.841cm" svg:x2="3.436cm" svg:y2="1.981cm">
          <text:p text:style-name="P2"/>
        </draw:line>
        <draw:line draw:style-name="gr11" draw:text-style-name="P1" draw:layer="layout" svg:x1="15.135cm" svg:y1="4.445cm" svg:x2="17.004cm" svg:y2="2.841cm">
          <text:p text:style-name="P2"/>
        </draw:line>
        <draw:line draw:style-name="gr11" draw:text-style-name="P1" draw:layer="layout" svg:x1="17.004cm" svg:y1="2.841cm" svg:x2="16.205cm" svg:y2="0.841cm">
          <text:p text:style-name="P2"/>
        </draw:line>
        <draw:line draw:style-name="gr11" draw:text-style-name="P1" draw:layer="layout" svg:x1="17.004cm" svg:y1="2.841cm" svg:x2="18.705cm" svg:y2="3.381cm">
          <text:p text:style-name="P2"/>
        </draw:line>
        <draw:line draw:style-name="gr11" draw:text-style-name="P1" draw:layer="layout" svg:x1="17.004cm" svg:y1="2.841cm" svg:x2="17.636cm" svg:y2="1.981cm">
          <text:p text:style-name="P2"/>
        </draw:line>
        <draw:custom-shape draw:style-name="gr9" draw:text-style-name="P1" draw:layer="layout" svg:width="0.261cm" svg:height="0.261cm" svg:x="2.672cm" svg:y="2.717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9" draw:text-style-name="P1" draw:layer="layout" svg:width="0.261cm" svg:height="0.261cm" svg:x="16.873cm" svg:y="2.718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32cm" fo:page-height="5.08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Jussi Eloranta</meta:initial-creator>
    <meta:creation-date>2007-04-03T17:09:09</meta:creation-date>
    <dc:creator>Jussi Eloranta</dc:creator>
    <dc:date>2007-04-07T12:52:35</dc:date>
    <dc:language>en-US</dc:language>
    <meta:editing-cycles>61</meta:editing-cycles>
    <meta:editing-duration>PT2H51M6S</meta:editing-duration>
    <meta:user-defined meta:name="Info 1"/>
    <meta:user-defined meta:name="Info 2"/>
    <meta:user-defined meta:name="Info 3"/>
    <meta:user-defined meta:name="Info 4"/>
    <meta:document-statistic meta:object-count="65"/>
  </office:meta>
</office:document-meta>
</file>